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GB"/>
    </style:style>
    <style:style style:name="P3" style:parent-style-name="Normal" style:family="paragraph">
      <style:text-properties fo:font-weight="bold" style:font-weight-asian="bold" fo:font-size="16pt" style:font-size-asian="16pt" style:font-size-complex="16pt"/>
    </style:style>
    <style:style style:name="P4" style:parent-style-name="Normal" style:family="paragraph">
      <style:paragraph-properties fo:text-align="end"/>
    </style:style>
    <style:style style:name="P5" style:parent-style-name="Normal" style:family="paragraph">
      <style:paragraph-properties fo:text-align="end"/>
    </style:style>
    <style:style style:name="P6" style:parent-style-name="Normal" style:family="paragraph">
      <style:paragraph-properties fo:text-align="end"/>
    </style:style>
    <style:style style:name="T7" style:parent-style-name="DefaultParagraphFont" style:family="text">
      <style:text-properties style:font-name-complex="Calibri"/>
    </style:style>
    <style:style style:name="P8" style:parent-style-name="Normal" style:family="paragraph">
      <style:text-properties style:font-name-complex="Calibri"/>
    </style:style>
    <style:style style:family="graphic" style:name="a21">
      <style:graphic-properties draw:fill="none" draw:stroke="solid" svg:stroke-width="0.02778in" svg:stroke-color="#8064a2" draw:marker-end="a20" svg:stroke-opacity="100%" draw:shadow="visible" draw:shadow-offset-x="0in" draw:shadow-offset-y="0.02187in" draw:shadow-color="#000000" draw:shadow-opacity="38%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>
      <style:graphic-properties draw:fill="none" draw:stroke="solid" svg:stroke-width="0.02778in" svg:stroke-color="#f79646" draw:marker-end="a23" svg:stroke-opacity="100%" draw:shadow="visible" draw:shadow-offset-x="0in" draw:shadow-offset-y="0.02187in" draw:shadow-color="#000000" draw:shadow-opacity="38%"/>
    </style:style>
    <style:style style:family="graphic" style:name="a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draw:fill="none" draw:stroke="solid" svg:stroke-width="0.02778in" svg:stroke-color="#4bacc6" draw:marker-end="a26" svg:stroke-opacity="100%" draw:shadow="visible" draw:shadow-offset-x="0in" draw:shadow-offset-y="0.02187in" draw:shadow-color="#000000" draw:shadow-opacity="38%"/>
    </style:style>
    <style:style style:family="graphic" style:name="a2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2778in" svg:stroke-color="#000000" draw:marker-end="a9" svg:stroke-opacity="100%" draw:shadow="visible" draw:shadow-offset-x="0in" draw:shadow-offset-y="0.02187in" draw:shadow-color="#000000" draw:shadow-opacity="38%"/>
    </style:style>
    <style:style style:family="graphic" style:name="a12">
      <style:graphic-properties draw:fill="none" draw:stroke="solid" svg:stroke-width="0.02778in" svg:stroke-color="#9bbb59" draw:marker-end="a11" svg:stroke-opacity="100%" draw:shadow="visible" draw:shadow-offset-x="0in" draw:shadow-offset-y="0.02187in" draw:shadow-color="#000000" draw:shadow-opacity="38%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>
      <style:graphic-properties draw:fill="none" draw:stroke="solid" svg:stroke-width="0.02778in" svg:stroke-color="#9bbb59" draw:marker-end="a14" svg:stroke-opacity="100%" draw:shadow="visible" draw:shadow-offset-x="0in" draw:shadow-offset-y="0.02187in" draw:shadow-color="#000000" draw:shadow-opacity="38%"/>
    </style:style>
    <style:style style:family="graphic" style:name="a1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">
      <style:graphic-properties draw:fill="none" draw:stroke="solid" svg:stroke-width="0.02778in" svg:stroke-color="#8064a2" draw:marker-end="a17" svg:stroke-opacity="100%" draw:shadow="visible" draw:shadow-offset-x="0in" draw:shadow-offset-y="0.02187in" draw:shadow-color="#000000" draw:shadow-opacity="38%"/>
    </style:style>
    <style:style style:family="graphic" style:name="a1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0">
      <style:graphic-properties draw:fill="none" draw:stroke="solid" svg:stroke-width="0.02778in" svg:stroke-color="#385d8a" svg:stroke-opacity="100%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778in" svg:stroke-color="#c0504d" draw:marker-end="a2" svg:stroke-opacity="100%" draw:shadow="visible" draw:shadow-offset-x="0in" draw:shadow-offset-y="0.02187in" draw:shadow-color="#000000" draw:shadow-opacity="38%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2778in" svg:stroke-color="#f79646" draw:marker-end="a5" svg:stroke-opacity="100%" draw:shadow="visible" draw:shadow-offset-x="0in" draw:shadow-offset-y="0.02187in" draw:shadow-color="#000000" draw:shadow-opacity="38%"/>
    </style:style>
    <style:style style:family="graphic" style:name="a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draw:fill="none" draw:stroke="solid" svg:stroke-width="0.02778in" svg:stroke-color="#c0504d" draw:marker-end="a29" svg:stroke-opacity="100%" draw:shadow="visible" draw:shadow-offset-x="0in" draw:shadow-offset-y="0.02187in" draw:shadow-color="#000000" draw:shadow-opacity="38%"/>
    </style:style>
    <style:style style:family="graphic" style:name="a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/>
    </style:style>
  </office:automatic-styles>
  <office:body>
    <office:text text:use-soft-page-breaks="true">
      <text:p text:style-name="P1">Firmware outline for the Xmega-E5</text:p>
      <text:p text:style-name="Normal"/>
      <text:p text:style-name="Normal">Overview</text:p>
      <text:p text:style-name="Normal"><text:span text:style-name="T2"><draw:g draw:name="Group 20" draw:id="id23" draw:style-name="a32" text:anchor-type="as-char"><svg:title/><svg:desc/><draw:g draw:name="Group 3" draw:id="id2"><svg:title/><svg:desc/><draw:custom-shape svg:x="1.66667in" svg:y="0.825in" svg:width="2.48333in" svg:height="1.64167in" draw:id="id0" draw:style-name="a0" draw:name="Rectangle 1"><svg:title/><svg:desc/><draw:enhanced-geometry draw:type="non-primitive" svg:viewBox="0 0 21600 21600" draw:enhanced-path="M 0 0 L 21600 0 21600 21600 0 21600 Z N"/></draw:custom-shape><draw:frame draw:id="id1" draw:style-name="a1" draw:name="Text Box 2" svg:x="2.26667in" svg:y="1.45in" svg:width="1.30833in" svg:height="0.425in" style:rel-width="scale" style:rel-height="scale"><draw:text-box><text:p text:style-name="P3">Xmega-E5</text:p></draw:text-box><svg:title/><svg:desc/></draw:frame></draw:g><draw:connector draw:type="line" svg:x1="0.14167in" svg:y1="1.4in" svg:x2="1.66667in" svg:y2="1.425in" draw:id="id3" draw:style-name="a3" draw:name="Straight Arrow Connector 4"><svg:title/><svg:desc/></draw:connector><draw:frame draw:id="id4" draw:style-name="a4" draw:name="Text Box 5" svg:x="0.075in" svg:y="1.15833in" svg:width="1.6in" svg:height="0.26667in" style:rel-width="scale" style:rel-height="scale"><draw:text-box><text:p text:style-name="P4">Potentiometer to ADC</text:p></draw:text-box><svg:title/><svg:desc/></draw:frame><draw:connector draw:type="line" svg:x1="2.875in" svg:y1="0.21667in" svg:x2="2.875in" svg:y2="0.84167in" draw:id="id5" draw:style-name="a6" draw:name="Straight Arrow Connector 6"><svg:title/><svg:desc/></draw:connector><draw:frame draw:id="id6" draw:style-name="a7" draw:name="Text Box 7" svg:x="2.63333in" svg:y="3.01667in" svg:width="0.54167in" svg:height="0.375in" style:rel-width="scale" style:rel-height="scale"><draw:text-box><text:p text:style-name="Normal">Gnd</text:p></draw:text-box><svg:title/><svg:desc/></draw:frame><draw:frame draw:id="id7" draw:style-name="a8" draw:name="Text Box 8" svg:x="4.16667in" svg:y="0.60833in" svg:width="1.375in" svg:height="0.3in" style:rel-width="scale" style:rel-height="scale"><draw:text-box><text:p text:style-name="Normal">DAC – Audio range</text:p></draw:text-box><svg:title/><svg:desc/></draw:frame><draw:connector draw:type="line" svg:x1="4.15in" svg:y1="1.20833in" svg:x2="5.64167in" svg:y2="1.2in" draw:id="id8" draw:style-name="a10" draw:name="Straight Arrow Connector 9"><svg:title/><svg:desc/></draw:connector><draw:connector draw:type="line" svg:x1="4.15in" svg:y1="1.59167in" svg:x2="5.64167in" svg:y2="1.58333in" draw:id="id9" draw:style-name="a12" draw:name="Straight Arrow Connector 10"><svg:title/><svg:desc/></draw:connector><draw:frame draw:id="id10" draw:style-name="a13" draw:name="Text Box 11" svg:x="4.15in" svg:y="1.35in" svg:width="0.9in" svg:height="0.25833in" style:rel-width="scale" style:rel-height="scale"><draw:text-box><text:p text:style-name="Normal">LED D100</text:p></draw:text-box><svg:title/><svg:desc/></draw:frame><draw:connector draw:type="line" svg:x1="4.15in" svg:y1="2.00833in" svg:x2="5.64167in" svg:y2="2in" draw:id="id11" draw:style-name="a15" draw:name="Straight Arrow Connector 12"><svg:title/><svg:desc/></draw:connector><draw:frame draw:id="id12" draw:style-name="a16" draw:name="Text Box 13" svg:x="4.16667in" svg:y="1.73333in" svg:width="0.83333in" svg:height="0.275in" style:rel-width="scale" style:rel-height="scale"><draw:text-box><text:p text:style-name="Normal">LED D101</text:p></draw:text-box><svg:title/><svg:desc/></draw:frame><draw:connector draw:type="line" svg:x1="4.15in" svg:y1="2.31667in" svg:x2="5.64167in" svg:y2="2.30833in" draw:id="id13" draw:style-name="a18" draw:name="Straight Arrow Connector 14"><svg:title/><svg:desc/></draw:connector><draw:frame draw:id="id14" draw:style-name="a19" draw:name="Text Box 15" svg:x="4.15in" svg:y="2.08333in" svg:width="1.16667in" svg:height="0.25833in" style:rel-width="scale" style:rel-height="scale"><draw:text-box><text:p text:style-name="Normal">RS232 uC2Host</text:p></draw:text-box><svg:title/><svg:desc/></draw:frame><draw:connector draw:type="line" svg:x1="0.175in" svg:y1="2.29167in" svg:x2="1.66667in" svg:y2="2.28333in" draw:id="id15" draw:style-name="a21" draw:name="Straight Arrow Connector 16"><svg:title/><svg:desc/></draw:connector><draw:frame draw:id="id16" draw:style-name="a22" draw:name="Text Box 17" svg:x="0.40833in" svg:y="2.03333in" svg:width="1.26667in" svg:height="0.28333in" style:rel-width="scale" style:rel-height="scale"><draw:text-box><text:p text:style-name="P5">RS232 Host2uC</text:p></draw:text-box><svg:title/><svg:desc/></draw:frame><draw:connector draw:type="line" svg:x1="2.875in" svg:y1="2.46667in" svg:x2="2.875in" svg:y2="3.09167in" draw:id="id17" draw:style-name="a24" draw:name="Straight Arrow Connector 18"><svg:title/><svg:desc/></draw:connector><draw:frame draw:id="id18" draw:style-name="a25" draw:name="Text Box 19" svg:x="2.64167in" svg:y="0in" svg:width="0.54167in" svg:height="0.25833in" style:rel-width="scale" style:rel-height="scale"><draw:text-box><text:p text:style-name="Normal">Vcc</text:p></draw:text-box><svg:title/><svg:desc/></draw:frame><draw:connector draw:type="line" svg:x1="4.16667in" svg:y1="0.90833in" svg:x2="5.65833in" svg:y2="0.9in" draw:id="id19" draw:style-name="a27" draw:name="Straight Arrow Connector 21"><svg:title/><svg:desc/></draw:connector><draw:frame draw:id="id20" draw:style-name="a28" draw:name="Text Box 22" svg:x="4.16667in" svg:y="0.90833in" svg:width="1.375in" svg:height="0.3in" style:rel-width="scale" style:rel-height="scale"><draw:text-box><text:p text:style-name="Normal">Square wave</text:p></draw:text-box><svg:title/><svg:desc/></draw:frame><draw:connector draw:type="line" svg:x1="0.15in" svg:y1="1.85in" svg:x2="1.675in" svg:y2="1.875in" draw:id="id21" draw:style-name="a30" draw:name="Straight Arrow Connector 23"><svg:title/><svg:desc/></draw:connector><draw:frame draw:id="id22" draw:style-name="a31" draw:name="Text Box 24" svg:x="0in" svg:y="1.60833in" svg:width="1.675in" svg:height="0.30833in" style:rel-width="scale" style:rel-height="scale"><draw:text-box><text:p text:style-name="P6">Button Sine or Triangle</text:p></draw:text-box><svg:title/><svg:desc/></draw:frame></draw:g></text:span></text:p>
      <text:h text:style-name="Heading1" text:outline-level="1">Xmega system requirements</text:h>
      <text:h text:style-name="Heading2" text:outline-level="2">Clock<text:s/></text:h>
      <text:p text:style-name="Normal">System clock speed: 32MHz</text:p>
      <text:p text:style-name="Normal">System clock source: Internal oscillator</text:p>
      <text:h text:style-name="Heading2" text:outline-level="2">Hardware inputs</text:h>
      <text:h text:style-name="Heading3" text:outline-level="3">Button</text:h>
      <text:p text:style-name="Normal">Button push type: toggle</text:p>
      <text:p text:style-name="Normal">Button push pin setting: internal pull up</text:p>
      <text:p text:style-name="Normal">Button push pin interrupt: Falling edge</text:p>
      <text:p text:style-name="Normal">Button push pin debounce: yes – in firmware</text:p>
      <text:h text:style-name="Heading3" text:outline-level="3">Potentiometer – ADC</text:h>
      <text:h text:style-name="Heading4" text:outline-level="4">Potentiometer</text:h>
      <text:p text:style-name="Normal">Potentiometer range: 0-10k<text:span text:style-name="T7">Ω</text:span></text:p>
      <text:p text:style-name="P8">Potentiometer type: Linear</text:p>
      <text:soft-page-break/>
      <text:h text:style-name="Heading4" text:outline-level="4">ADC</text:h>
      <text:p text:style-name="Normal">ADC sample timing: predictable, set times</text:p>
      <text:p text:style-name="Normal">ADC filtering: Firmware LPF with alpha ~0.7 or internal averaging</text:p>
      <text:p text:style-name="Normal">ADC input:<text:s/>single ended</text:p>
      <text:p text:style-name="Normal">ADC gain: 1</text:p>
      <text:p text:style-name="Normal">ADC mode: Unsigned</text:p>
      <text:p text:style-name="Normal">ADC ref voltage: 3V3 on AVcc</text:p>
      <text:p text:style-name="Normal">ADC resolution: 12 bits</text:p>
      <text:p text:style-name="Normal">ADC channel: 0</text:p>
      <text:h text:style-name="Heading3" text:outline-level="3">RS232</text:h>
      <text:p text:style-name="Normal">RS232 levels: 0v – 3v3</text:p>
      <text:p text:style-name="Normal">RS232 setup: 1 start, 1 stop, 8 bits, no parity</text:p>
      <text:p text:style-name="Normal">RS232 baud rate: 115200 fixed</text:p>
      <text:p text:style-name="Normal">RS232 input actions: not implemented,<text:s/>for future use</text:p>
      <text:h text:style-name="Heading2" text:outline-level="2">Outputs</text:h>
      <text:h text:style-name="Heading3" text:outline-level="3">DAC</text:h>
      <text:p text:style-name="Normal">DAC voltage reference: 3V3 on AVcc</text:p>
      <text:p text:style-name="Normal">DAC channel selection : single</text:p>
      <text:p text:style-name="Normal">DAC channel: 0</text:p>
      <text:h text:style-name="Heading3" text:outline-level="3">Square wave output - PWM</text:h>
      <text:p text:style-name="Normal">Pin type: Waveform generation</text:p>
      <text:p text:style-name="Normal">Slope type: single</text:p>
      <text:h text:style-name="Heading3" text:outline-level="3">RS232</text:h>
      <text:p text:style-name="Normal">RS232 levels: 0v – 3v3</text:p>
      <text:p text:style-name="Normal">RS232 setup: 1 start, 1 stop, 8 bits, no parity</text:p>
      <text:p text:style-name="Normal">RS232 baud rate: 115200 fixed</text:p>
      <text:h text:style-name="Heading3" text:outline-level="3">LED outputs</text:h>
      <text:p text:style-name="Normal">LED on: pin low – current sink</text:p>
      <text:p text:style-name="Normal">LED off: Pin high impedanc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start" fo:margin-top="0.2083in" fo:margin-bottom="0.0277in"/>
      <style:text-properties fo:font-variant="small-caps" fo:letter-spacing="0.0034in" fo:font-size="16pt" style:font-size-asian="16pt" style:font-size-complex="16pt" fo:hyphenate="true"/>
    </style:style>
    <style:style style:name="Heading2" style:display-name="Heading 2" style:family="paragraph" style:parent-style-name="Normal" style:next-style-name="Normal" style:default-outline-level="2">
      <style:paragraph-properties fo:text-align="start" fo:margin-top="0.1666in" fo:margin-bottom="0.0555in"/>
      <style:text-properties fo:font-variant="small-caps" fo:letter-spacing="0.0034in" fo:font-size="14pt" style:font-size-asian="14pt" style:font-size-complex="14pt" fo:hyphenate="true"/>
    </style:style>
    <style:style style:name="Heading3" style:display-name="Heading 3" style:family="paragraph" style:parent-style-name="Normal" style:next-style-name="Normal" style:default-outline-level="3">
      <style:paragraph-properties fo:text-align="start" fo:margin-bottom="0in"/>
      <style:text-properties fo:font-variant="small-caps" fo:letter-spacing="0.0034in" fo:font-size="12pt" style:font-size-asian="12pt" style:font-size-complex="12pt" fo:hyphenate="true"/>
    </style:style>
    <style:style style:name="Heading4" style:display-name="Heading 4" style:family="paragraph" style:parent-style-name="Normal" style:next-style-name="Normal" style:default-outline-level="4">
      <style:paragraph-properties fo:text-align="start" fo:margin-top="0.1666in" fo:margin-bottom="0in"/>
      <style:text-properties fo:font-variant="small-caps" fo:letter-spacing="0.0069in" fo:font-size="11pt" style:font-size-asian="11pt" style:font-size-complex="11pt" fo:hyphenate="true"/>
    </style:style>
    <style:style style:name="Heading5" style:display-name="Heading 5" style:family="paragraph" style:parent-style-name="Normal" style:next-style-name="Normal" style:default-outline-level="5">
      <style:paragraph-properties fo:text-align="start" fo:margin-top="0.1388in" fo:margin-bottom="0in"/>
      <style:text-properties fo:font-variant="small-caps" fo:color="#943634" fo:letter-spacing="0.0069in" fo:font-size="11pt" style:font-size-asian="11pt" style:font-size-complex="13pt" fo:hyphenate="true"/>
    </style:style>
    <style:style style:name="Heading6" style:display-name="Heading 6" style:family="paragraph" style:parent-style-name="Normal" style:next-style-name="Normal" style:default-outline-level="6">
      <style:paragraph-properties fo:text-align="start" fo:margin-bottom="0in"/>
      <style:text-properties fo:font-variant="small-caps" fo:color="#C0504D" fo:letter-spacing="0.0034in" fo:font-size="11pt" style:font-size-asian="11pt" fo:hyphenate="true"/>
    </style:style>
    <style:style style:name="Heading7" style:display-name="Heading 7" style:family="paragraph" style:parent-style-name="Normal" style:next-style-name="Normal" style:default-outline-level="7">
      <style:paragraph-properties fo:text-align="start" fo:margin-bottom="0in"/>
      <style:text-properties fo:font-weight="bold" style:font-weight-asian="bold" fo:font-variant="small-caps" fo:color="#C0504D" fo:letter-spacing="0.0069in" fo:hyphenate="true"/>
    </style:style>
    <style:style style:name="Heading8" style:display-name="Heading 8" style:family="paragraph" style:parent-style-name="Normal" style:next-style-name="Normal" style:default-outline-level="8">
      <style:paragraph-properties fo:text-align="start" fo:margin-bottom="0in"/>
      <style:text-properties fo:font-weight="bold" style:font-weight-asian="bold" fo:font-style="italic" style:font-style-asian="italic" fo:font-variant="small-caps" fo:color="#943634" fo:hyphenate="true"/>
    </style:style>
    <style:style style:name="Heading9" style:display-name="Heading 9" style:family="paragraph" style:parent-style-name="Normal" style:next-style-name="Normal" style:default-outline-level="9">
      <style:paragraph-properties fo:text-align="start" fo:margin-bottom="0in"/>
      <style:text-properties fo:font-weight="bold" style:font-weight-asian="bold" fo:font-style="italic" style:font-style-asian="italic" fo:font-variant="small-caps" fo:color="#622423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Heading1Char" style:display-name="Heading 1 Char" style:family="text" style:parent-style-name="DefaultParagraphFont">
      <style:text-properties fo:font-variant="small-caps" fo:letter-spacing="0.0034i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fo:font-variant="small-caps" fo:letter-spacing="0.0034in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variant="small-caps" fo:letter-spacing="0.0034i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fo:font-variant="small-caps" fo:letter-spacing="0.0069in" fo:font-size="11pt" style:font-size-asian="11pt" style:font-size-complex="11pt"/>
    </style:style>
    <style:style style:name="Heading5Char" style:display-name="Heading 5 Char" style:family="text" style:parent-style-name="DefaultParagraphFont">
      <style:text-properties fo:font-variant="small-caps" fo:color="#943634" fo:letter-spacing="0.0069in" fo:font-size="11pt" style:font-size-asian="11pt" style:font-size-complex="13pt"/>
    </style:style>
    <style:style style:name="Heading6Char" style:display-name="Heading 6 Char" style:family="text" style:parent-style-name="DefaultParagraphFont">
      <style:text-properties fo:font-variant="small-caps" fo:color="#C0504D" fo:letter-spacing="0.0034in" fo:font-size="11pt" style:font-size-asian="11pt"/>
    </style:style>
    <style:style style:name="Heading7Char" style:display-name="Heading 7 Char" style:family="text" style:parent-style-name="DefaultParagraphFont">
      <style:text-properties fo:font-weight="bold" style:font-weight-asian="bold" fo:font-variant="small-caps" fo:color="#C0504D" fo:letter-spacing="0.0069in"/>
    </style:style>
    <style:style style:name="Heading8Char" style:display-name="Heading 8 Char" style:family="text" style:parent-style-name="DefaultParagraphFont">
      <style:text-properties fo:font-weight="bold" style:font-weight-asian="bold" fo:font-style="italic" style:font-style-asian="italic" fo:font-variant="small-caps" fo:color="#943634"/>
    </style:style>
    <style:style style:name="Heading9Char" style:display-name="Heading 9 Char" style:family="text" style:parent-style-name="DefaultParagraphFont">
      <style:text-properties fo:font-weight="bold" style:font-weight-asian="bold" fo:font-style="italic" style:font-style-asian="italic" fo:font-variant="small-caps" fo:color="#622423"/>
    </style:style>
    <style:style style:name="Title" style:display-name="Title" style:family="paragraph" style:parent-style-name="Normal" style:next-style-name="Normal">
      <style:paragraph-properties fo:border-top="0.0208in solid #C0504D" fo:border-left="none" fo:border-bottom="none" fo:border-right="none" fo:padding-top="0.0138in" fo:padding-left="0in" fo:padding-bottom="0in" fo:padding-right="0in" style:shadow="none" fo:text-align="end" fo:line-height="100%"/>
      <style:text-properties fo:font-variant="small-caps" fo:font-size="24pt" style:font-size-asian="24pt" style:font-size-complex="24pt" fo:hyphenate="true"/>
    </style:style>
    <style:style style:name="TitleChar" style:display-name="Title Char" style:family="text" style:parent-style-name="DefaultParagraphFont">
      <style:text-properties fo:font-variant="small-caps" fo:font-size="24pt" style:font-size-asian="24pt" style:font-size-complex="24pt"/>
    </style:style>
    <style:style style:name="Subtitle" style:display-name="Subtitle" style:family="paragraph" style:parent-style-name="Normal" style:next-style-name="Normal">
      <style:paragraph-properties fo:text-align="end" fo:margin-bottom="0.5in" fo:line-height="100%"/>
      <style:text-properties style:font-name="Cambria" style:font-size-complex="11pt" fo:hyphenate="tru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style:font-size-complex="11pt"/>
    </style:style>
    <style:style style:name="Strong" style:display-name="Strong" style:family="text">
      <style:text-properties fo:font-weight="bold" style:font-weight-asian="bold" fo:color="#C0504D"/>
    </style:style>
    <style:style style:name="Emphasis" style:display-name="Emphasis" style:family="text">
      <style:text-properties fo:font-weight="bold" style:font-weight-asian="bold" fo:font-style="italic" style:font-style-asian="italic" fo:letter-spacing="0.0069in"/>
    </style:style>
    <style:style style:name="NoSpacing" style:display-name="No Spacing" style:family="paragraph" style:parent-style-name="Normal">
      <style:paragraph-properties fo:margin-bottom="0in" fo:line-height="100%"/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Quote" style:display-name="Quote" style:family="paragraph" style:parent-style-name="Normal" style:next-style-name="Normal">
      <style:text-properties fo:font-style="italic" style:font-style-asian="italic" fo:hyphenate="true"/>
    </style:style>
    <style:style style:name="QuoteChar" style:display-name="Quote Char" style:family="text" style:parent-style-name="DefaultParagraphFont">
      <style:text-properties fo:font-style="italic" style:font-style-asian="italic"/>
    </style:style>
    <style:style style:name="IntenseQuote" style:display-name="Intense Quote" style:family="paragraph" style:parent-style-name="Normal" style:next-style-name="Normal">
      <style:paragraph-properties fo:border="0.0138in solid #943634" fo:padding="0.1388in" style:shadow="none" fo:margin-top="0.0972in" fo:margin-bottom="0.0972in" fo:margin-left="1in" fo:margin-right="1in" fo:background-color="#C0504D">
        <style:tab-stops/>
      </style:paragraph-properties>
      <style:text-properties fo:font-weight="bold" style:font-weight-asian="bold" fo:font-style="italic" style:font-style-asian="italic" fo:color="#FFFFFF" fo:hyphenate="true"/>
    </style:style>
    <style:style style:name="IntenseQuoteChar" style:display-name="Intense Quote Char" style:family="text" style:parent-style-name="DefaultParagraphFont">
      <style:text-properties fo:font-weight="bold" style:font-weight-asian="bold" fo:font-style="italic" style:font-style-asian="italic" fo:color="#FFFFFF" fo:background-color="#C0504D"/>
    </style:style>
    <style:style style:name="SubtleEmphasis" style:display-name="Subtle Emphasis" style:family="text">
      <style:text-properties fo:font-style="italic" style:font-style-asian="italic"/>
    </style:style>
    <style:style style:name="IntenseEmphasis" style:display-name="Intense Emphasis" style:family="text">
      <style:text-properties fo:font-weight="bold" style:font-weight-asian="bold" fo:font-style="italic" style:font-style-asian="italic" fo:color="#C0504D" fo:letter-spacing="0.0069in"/>
    </style:style>
    <style:style style:name="SubtleReference" style:display-name="Subtle Reference" style:family="text">
      <style:text-properties fo:font-weight="bold" style:font-weight-asian="bold"/>
    </style:style>
    <style:style style:name="IntenseReference" style:display-name="Intense Reference" style:family="text">
      <style:text-properties fo:font-weight="bold" style:font-weight-asian="bold" style:font-weight-complex="bold" fo:font-variant="small-caps" fo:letter-spacing="0.0034in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>
      <style:text-properties style:font-name="Cambria" style:font-name-asian="Times New Roman" style:font-name-complex="Times New Roman" fo:font-style="italic" style:font-style-asian="italic" style:font-style-complex="italic" fo:font-size="10pt" style:font-size-asian="10pt" style:font-size-complex="10pt"/>
    </style:style>
    <style:style style:name="TOCHeading" style:display-name="TOC Heading" style:family="paragraph" style:parent-style-name="Heading1" style:next-style-name="Normal" style:list-style-name="LFO1" style:default-outline-level="1">
      <style:text-properties style:language-complex="en" style:country-complex="US" fo:hyphenate="true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9pt" fo:hyphenate="true"/>
    </style:style>
    <style:style style:name="NoSpacingChar" style:display-name="No Spacing Char" style:family="text" style:parent-style-name="DefaultParagraphFont"/>
    <text:list-style style:name="LFO1" style:display-name="LFO1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20" svg:viewBox="0 0 20 30" svg:d="m10 0-10 30h20z"/>
    <draw:marker draw:name="a14" svg:viewBox="0 0 20 30" svg:d="m10 0-10 30h20z"/>
    <draw:marker draw:name="a2" svg:viewBox="0 0 20 30" svg:d="m10 0-10 30h20z"/>
    <draw:marker draw:name="a17" svg:viewBox="0 0 20 30" svg:d="m10 0-10 30h20z"/>
    <draw:marker draw:name="a23" svg:viewBox="0 0 20 30" svg:d="m10 0-10 30h20z"/>
    <draw:marker draw:name="a5" svg:viewBox="0 0 20 30" svg:d="m10 0-10 30h20z"/>
    <draw:marker draw:name="a26" svg:viewBox="0 0 20 30" svg:d="m10 0-10 30h20z"/>
    <draw:marker draw:name="a9" svg:viewBox="0 0 20 30" svg:d="m10 0-10 30h20z"/>
    <draw:marker draw:name="a29" svg:viewBox="0 0 20 30" svg:d="m10 0-10 30h20z"/>
    <draw:marker draw:name="a11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/>
    <dc:creator/>
    <meta:creation-date>2017-07-16T17:03:00Z</meta:creation-date>
    <dc:date>2017-07-16T17:03:00Z</dc:date>
    <meta:template xlink:href="Normal.dotm" xlink:type="simple"/>
    <meta:editing-cycles>1</meta:editing-cycles>
    <meta:editing-duration>PT0S</meta:editing-duration>
    <meta:document-statistic meta:page-count="2" meta:paragraph-count="2" meta:word-count="171" meta:character-count="1147" meta:row-count="8" meta:non-whitespace-character-count="978"/>
  </office:meta>
</office:document-meta>
</file>